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7b7f5" officeooo:paragraph-rsid="0007b7f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92312" officeooo:paragraph-rsid="0009231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95243" officeooo:paragraph-rsid="00095243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b7a70" officeooo:paragraph-rsid="000b7a70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bc49c" officeooo:paragraph-rsid="000bc49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c5e2d" officeooo:paragraph-rsid="000c5e2d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db1b2" officeooo:paragraph-rsid="000c5e2d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c5e2d" officeooo:paragraph-rsid="000c5e2d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3241" officeooo:paragraph-rsid="000f3241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01d0f" officeooo:paragraph-rsid="00101d0f" style:language-asian="zxx" style:country-asian="none" style:language-complex="zxx" style:country-complex="none"/>
    </style:style>
    <style:style style:name="T1" style:family="text">
      <style:text-properties officeooo:rsid="000db1b2"/>
    </style:style>
    <style:style style:name="T2" style:family="text">
      <style:text-properties officeooo:rsid="00101d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ntekeningen practicum 2</text:p>
      <text:p text:style-name="P1"/>
      <text:p text:style-name="P1">mocha, chai, chai-http zijn geinstalleerd na wat gedoe met enviroment variables</text:p>
      <text:p text:style-name="P1"/>
      <text:p text:style-name="P2">get request kunnen gemaakt worden naar de / en /api/v1/versio</text:p>
      <text:p text:style-name="P3">een probleem tegen gekomen:</text:p>
      <text:p text:style-name="P3"><text:tab/>vergeten 'next' mee te geven als parameter voor get.all</text:p>
      <text:p text:style-name="P3"/>
      <text:p text:style-name="P3">config.json toegevoegd met daarin de port.</text:p>
      <text:p text:style-name="P3">Ook de versie staat daarin die tevens is veranderd naar 1.1.0 </text:p>
      <text:p text:style-name="P3"/>
      <text:p text:style-name="P4">versie twee toegevoegd. Versie geupgrade naar 2.0.0</text:p>
      <text:p text:style-name="P4">versie een geeft een 'outdated' melding </text:p>
      <text:p text:style-name="P4">problemen:</text:p>
      <text:p text:style-name="P4"><text:tab/>importeren van config file moet met ../config.json i.p.v ./</text:p>
      <text:p text:style-name="P4"/>
      <text:p text:style-name="P5">/recipes toegevoegd zonder problemen</text:p>
      <text:p text:style-name="P5">(versie 2.1.0)</text:p>
      <text:p text:style-name="P5"/>
      <text:p text:style-name="P6">opdracht 6:</text:p>
      <text:p text:style-name="P6">/recipes/[int] succesvol toegevoegd, geen problemen tegengekomen</text:p>
      <text:p text:style-name="P6"/>
      <text:p text:style-name="P6">/recipes?category niet gelukt. </text:p>
      <text:p text:style-name="P6"><text:tab/>Var category = req.query.category geeft een boolean waarde </text:p>
      <text:p text:style-name="P7">poging 2:</text:p>
      <text:p text:style-name="P6"><text:tab/><text:span text:style-name="T1">functionaliteit toegevoegd, alleen /recipes op zichzelfd geeft geen resultaten meer terug.</text:span></text:p>
      <text:p text:style-name="P6"/>
      <text:p text:style-name="P9">Opdracht <text:span text:style-name="T2">7</text:span></text:p>
      <text:p text:style-name="P10">testcase toegevoegd en uitgevoert zonder proble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js </meta:initial-creator>
    <meta:creation-date>2017-05-04T11:00:49.419535841</meta:creation-date>
    <dc:date>2017-05-09T15:07:10.046855462</dc:date>
    <dc:creator>thijs </dc:creator>
    <meta:editing-duration>PT16H10M39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123" meta:character-count="890" meta:non-whitespace-character-count="780"/>
  </office:meta>
</office:document-meta>
</file>